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17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7" table:default-cell-style-name="ce31"/>
        <table:table-column table:style-name="co8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8in" table:end-y="0.2602in" draw:z-index="8" draw:style-name="gr3" draw:text-style-name="P1" svg:x1="0.7984in" svg:y1="0.7394in" svg:x2="0.7984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8in" table:end-y="0.2461in" draw:z-index="6" draw:style-name="gr1" draw:text-style-name="P1" svg:x1="0.7984in" svg:y1="0.7185in" svg:x2="0.7984in" svg:y2="1.2256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8in" table:end-y="0.2878in" draw:z-index="5" draw:style-name="gr1" draw:text-style-name="P1" svg:x1="0.7984in" svg:y1="0.7673in" svg:x2="0.7984in" svg:y2="1.2673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23:14:21.631405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3</meta:editing-cycles>
    <dc:date>2021-07-01T23:16:48.332914097</dc:date>
    <meta:generator>LibreOffice/7.1.4.2$Linux_X86_64 LibreOffice_project/a529a4fab45b75fefc5b6226684193eb000654f6</meta:generator>
    <meta:editing-duration>P1DT21H44M42S</meta:editing-duration>
    <meta:document-statistic meta:table-count="2" meta:cell-count="214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